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3C5000001E5D28740F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Bahnschrift1" svg:font-family="Bahnschrift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7.5in" fo:margin-left="-0.4563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style:min-row-height="4.4743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7.434in" fo:margin-left="0in" table:align="left"/>
    </style:style>
    <style:style style:name="Table4.A" style:family="table-column">
      <style:table-column-properties style:column-width="0.5403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1.6215in"/>
    </style:style>
    <style:style style:name="Table4.D" style:family="table-column">
      <style:table-column-properties style:column-width="0.6896in"/>
    </style:style>
    <style:style style:name="Table4.E" style:family="table-column">
      <style:table-column-properties style:column-width="0.6778in"/>
    </style:style>
    <style:style style:name="Table4.F" style:family="table-column">
      <style:table-column-properties style:column-width="0.6625in"/>
    </style:style>
    <style:style style:name="Table4.G" style:family="table-column">
      <style:table-column-properties style:column-width="0.659in"/>
    </style:style>
    <style:style style:name="Table4.H" style:family="table-column">
      <style:table-column-properties style:column-width="0.6111in"/>
    </style:style>
    <style:style style:name="Table4.I" style:family="table-column">
      <style:table-column-properties style:column-width="0.4944in"/>
    </style:style>
    <style:style style:name="Table4.J" style:family="table-column">
      <style:table-column-properties style:column-width="0.4451in"/>
    </style:style>
    <style:style style:name="Table4.K" style:family="table-column">
      <style:table-column-properties style:column-width="0.4076in"/>
    </style:style>
    <style:style style:name="Table4.A1" style:family="table-cell">
      <style:table-cell-properties style:vertical-align="middle" fo:background-color="#191970" fo:padding="0.0382in" fo:border-left="0.05pt solid #fffaf0" fo:border-right="none" fo:border-top="0.05pt solid #fffaf0" fo:border-bottom="none">
        <style:background-image/>
      </style:table-cell-properties>
    </style:style>
    <style:style style:name="Table4.B1" style:family="table-cell">
      <style:table-cell-properties style:vertical-align="middle" fo:background-color="#191970" fo:padding="0.0382in" fo:border-left="none" fo:border-right="none" fo:border-top="0.05pt solid #fffaf0" fo:border-bottom="none">
        <style:background-image/>
      </style:table-cell-properties>
    </style:style>
    <style:style style:name="Table4.D1" style:family="table-cell">
      <style:table-cell-properties style:vertical-align="middle" fo:background-color="#191970" fo:padding="0.0382in" fo:border-left="none" fo:border-right="0.05pt solid #fffaf0" fo:border-top="0.05pt solid #fffaf0" fo:border-bottom="none">
        <style:background-image/>
      </style:table-cell-properties>
    </style:style>
    <style:style style:name="Table4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4.2" style:family="table-row">
      <style:table-row-properties style:min-row-height="0.1153in"/>
    </style:style>
    <style:style style:name="Table4.D2" style:family="table-cell">
      <style:table-cell-properties style:vertical-align="middle" fo:background-color="#191970" fo:padding="0.0382in" fo:border="none">
        <style:background-image/>
      </style:table-cell-properties>
    </style:style>
    <style:style style:name="Table4.H2" style:family="table-cell">
      <style:table-cell-properties style:vertical-align="middle" fo:background-color="#191970" fo:padding="0.0382in" fo:border-left="none" fo:border-right="0.05pt solid #fffaf0" fo:border-top="none" fo:border-bottom="none">
        <style:background-image/>
      </style:table-cell-properties>
    </style:style>
    <style:style style:name="Table4.I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4.K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style:vertical-align="middle" fo:background-color="#ff4500" fo:padding="0.0382in" fo:border-left="0.05pt solid #000000" fo:border-right="none" fo:border-top="0.05pt solid #000000" fo:border-bottom="none">
        <style:background-image/>
      </style:table-cell-properties>
    </style:style>
    <style:style style:name="Table4.B3" style:family="table-cell">
      <style:table-cell-properties style:vertical-align="middle" fo:background-color="#ff4500" fo:padding="0.0382in" fo:border-left="none" fo:border-right="none" fo:border-top="0.05pt solid #000000" fo:border-bottom="none">
        <style:background-image/>
      </style:table-cell-properties>
    </style:style>
    <style:style style:name="Table4.H3" style:family="table-cell">
      <style:table-cell-properties style:vertical-align="middle" fo:background-color="#ff4500" fo:padding="0.0382in" fo:border-left="none" fo:border-right="0.05pt solid #000000" fo:border-top="0.05pt solid #000000" fo:border-bottom="none">
        <style:background-image/>
      </style:table-cell-properties>
    </style:style>
    <style:style style:name="Table4.A4" style:family="table-cell">
      <style:table-cell-properties style:vertical-align="middle" fo:background-color="#fffaf0" fo:padding="0.0382in" fo:border-left="0.05pt solid #000000" fo:border-right="none" fo:border-top="none" fo:border-bottom="none">
        <style:background-image/>
      </style:table-cell-properties>
    </style:style>
    <style:style style:name="Table4.B4" style:family="table-cell">
      <style:table-cell-properties style:vertical-align="middle" fo:background-color="#fffaf0" fo:padding="0.0382in" fo:border="none">
        <style:background-image/>
      </style:table-cell-properties>
    </style:style>
    <style:style style:name="Table4.H4" style:family="table-cell">
      <style:table-cell-properties style:vertical-align="middle" fo:background-color="#fffaf0" fo:padding="0.0382in" fo:border-left="none" fo:border-right="0.05pt solid #000000" fo:border-top="none" fo:border-bottom="none">
        <style:background-image/>
      </style:table-cell-properties>
    </style:style>
    <style:style style:name="Table4.5" style:family="table-row">
      <style:table-row-properties style:min-row-height="0.1569in"/>
    </style:style>
    <style:style style:name="Table4.6" style:family="table-row">
      <style:table-row-properties style:min-row-height="0.1597in"/>
    </style:style>
    <style:style style:name="Table4.A7" style:family="table-cell">
      <style:table-cell-properties style:vertical-align="middle" fo:background-color="#ff4500" fo:padding="0.0382in" fo:border-left="0.05pt solid #000000" fo:border-right="none" fo:border-top="none" fo:border-bottom="none">
        <style:background-image/>
      </style:table-cell-properties>
    </style:style>
    <style:style style:name="Table4.B7" style:family="table-cell">
      <style:table-cell-properties style:vertical-align="middle" fo:background-color="#ff4500" fo:padding="0.0382in" fo:border="none">
        <style:background-image/>
      </style:table-cell-properties>
    </style:style>
    <style:style style:name="Table4.H7" style:family="table-cell">
      <style:table-cell-properties style:vertical-align="middle" fo:background-color="#ff4500" fo:padding="0.0382in" fo:border-left="none" fo:border-right="0.05pt solid #000000" fo:border-top="none" fo:border-bottom="none">
        <style:background-image/>
      </style:table-cell-properties>
    </style:style>
    <style:style style:name="Table4.13" style:family="table-row">
      <style:table-row-properties style:min-row-height="0.2424in"/>
    </style:style>
    <style:style style:name="Table4.A14" style:family="table-cell">
      <style:table-cell-properties style:vertical-align="middle" fo:background-color="#d3d3d3" fo:padding="0.0382in" fo:border-left="0.05pt solid #000000" fo:border-right="none" fo:border-top="none" fo:border-bottom="none">
        <style:background-image/>
      </style:table-cell-properties>
    </style:style>
    <style:style style:name="Table4.B14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H14" style:family="table-cell">
      <style:table-cell-properties style:vertical-align="middle" fo:background-color="#d3d3d3" fo:padding="0.0382in" fo:border-left="none" fo:border-right="0.05pt solid #000000" fo:border-top="none" fo:border-bottom="none">
        <style:background-image/>
      </style:table-cell-properties>
    </style:style>
    <style:style style:name="Table4.A17" style:family="table-cell">
      <style:table-cell-properties style:vertical-align="middle" fo:background-color="#ff8c00" fo:padding="0.0382in" fo:border-left="0.05pt solid #000000" fo:border-right="none" fo:border-top="none" fo:border-bottom="none">
        <style:background-image/>
      </style:table-cell-properties>
    </style:style>
    <style:style style:name="Table4.B17" style:family="table-cell">
      <style:table-cell-properties style:vertical-align="middle" fo:background-color="#ff8c00" fo:padding="0.0382in" fo:border="none">
        <style:background-image/>
      </style:table-cell-properties>
    </style:style>
    <style:style style:name="Table4.H17" style:family="table-cell">
      <style:table-cell-properties style:vertical-align="middle" fo:background-color="#ff8c00" fo:padding="0.0382in" fo:border-left="none" fo:border-right="0.05pt solid #000000" fo:border-top="none" fo:border-bottom="none">
        <style:background-image/>
      </style:table-cell-properties>
    </style:style>
    <style:style style:name="Table4.23" style:family="table-row">
      <style:table-row-properties style:min-row-height="0.2875in"/>
    </style:style>
    <style:style style:name="Table4.H27" style:family="table-cell">
      <style:table-cell-properties style:vertical-align="middle" fo:background-color="#ff4500" fo:padding="0.0382in" fo:border-left="none" fo:border-right="none" fo:border-top="none" fo:border-bottom="0.05pt solid #000000">
        <style:background-image/>
      </style:table-cell-properties>
    </style:style>
    <style:style style:name="Table4.I27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K27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4.A28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af2b0"/>
    </style:style>
    <style:style style:name="P2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21c815" officeooo:paragraph-rsid="0021c815" style:font-size-asian="5pt" style:font-weight-asian="bold" style:font-size-complex="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a313da" officeooo:paragraph-rsid="00a313da" style:font-size-asian="5pt" style:font-weight-asian="bold" style:font-size-complex="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29297c" officeooo:paragraph-rsid="0029297c" style:font-size-asian="5pt" style:font-weight-asian="bold" style:font-size-complex="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1b28a5" officeooo:paragraph-rsid="001b28a5" style:font-size-asian="5pt" style:font-weight-asian="bold" style:font-size-complex="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21c815" officeooo:paragraph-rsid="008946f0" style:font-size-asian="5pt" style:font-weight-asian="bold" style:font-size-complex="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1b28a5" officeooo:paragraph-rsid="008946f0" style:font-size-asian="5pt" style:font-weight-asian="bold" style:font-size-complex="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1b28a5" officeooo:paragraph-rsid="0022e2b3" style:font-size-asian="5pt" style:font-weight-asian="bold" style:font-size-complex="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ahnschrift" fo:font-size="4.5pt" fo:font-weight="bold" officeooo:rsid="0022e2b3" officeooo:paragraph-rsid="0022e2b3" style:font-size-asian="4.5pt" style:font-weight-asian="bold" style:font-size-complex="4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21c815" officeooo:paragraph-rsid="0022e2b3" style:font-size-asian="5pt" style:font-weight-asian="bold" style:font-size-complex="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style:font-size-asian="5pt" style:font-weight-asian="bold" style:font-size-complex="5pt" style:font-weight-complex="bold"/>
    </style:style>
    <style:style style:name="P12" style:family="paragraph" style:parent-style-name="Table_20_Contents">
      <style:text-properties fo:color="#fffaf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13" style:family="paragraph" style:parent-style-name="Table_20_Contents">
      <style:text-properties fo:color="#fffaf0" loext:opacity="100%" style:font-name="Bahnschrift" fo:font-size="5pt" fo:font-weight="bold" style:font-size-asian="5pt" style:font-weight-asian="bold" style:font-size-complex="5pt" style:font-weight-complex="bold"/>
    </style:style>
    <style:style style:name="P14" style:family="paragraph" style:parent-style-name="Table_20_Contents">
      <style:text-properties style:font-name="Bahnschrift" fo:font-size="5pt" fo:font-weight="bold" style:font-size-asian="5pt" style:font-weight-asian="bold" style:font-size-complex="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Bahnschrift" fo:font-size="5pt" style:font-size-asian="5pt" style:font-size-complex="5pt"/>
    </style:style>
    <style:style style:name="P16" style:family="paragraph" style:parent-style-name="Table_20_Main_20_Content_20_Left">
      <style:paragraph-properties fo:text-align="start" style:justify-single-word="false"/>
      <style:text-properties officeooo:paragraph-rsid="0022e2b3"/>
    </style:style>
    <style:style style:name="P17" style:family="paragraph" style:parent-style-name="Table_20_Contents">
      <style:text-properties style:font-name="Bahnschrift" fo:font-size="5pt" style:font-size-asian="5pt" style:font-size-complex="5pt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af48f" officeooo:paragraph-rsid="002cc26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6d3d8" officeooo:paragraph-rsid="00248f58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af48f" officeooo:paragraph-rsid="0084c29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af48f" officeooo:paragraph-rsid="003dd284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af48f" officeooo:paragraph-rsid="003fde8a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Bahnschrift" fo:font-size="5pt" fo:font-weight="bold" style:font-size-asian="5pt" style:font-weight-asian="bold" style:font-size-complex="5pt" style:font-weight-complex="bold"/>
    </style:style>
    <style:style style:name="P24" style:family="paragraph" style:parent-style-name="Text_20_body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1" fo:font-size="5pt" fo:font-style="normal" fo:text-shadow="none" style:text-underline-style="none" fo:font-weight="normal" officeooo:rsid="00439d01" officeooo:paragraph-rsid="008adc49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84c29b" officeooo:paragraph-rsid="0098c75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6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2e2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29" style:family="paragraph" style:parent-style-name="Table_20_Main_20_Content_20_Left">
      <style:paragraph-properties fo:text-align="start" style:justify-single-word="false"/>
      <style:text-properties officeooo:paragraph-rsid="002ad6a8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48f58" officeooo:paragraph-rsid="002cc26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9da9d" officeooo:paragraph-rsid="002cc26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9da9d" officeooo:paragraph-rsid="00a313da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a5e67" officeooo:paragraph-rsid="0039da9d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84c29b" officeooo:paragraph-rsid="0084c29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dd284" officeooo:paragraph-rsid="003dd284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439d01" officeooo:paragraph-rsid="003fde8a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38917" officeooo:paragraph-rsid="0084c29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3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8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fffaf0" loext:opacity="100%" style:font-name="Bahnschrift" fo:font-size="5pt" fo:font-weight="normal" officeooo:rsid="00adf5b0" officeooo:paragraph-rsid="00adf5b0" style:font-size-asian="5pt" style:font-weight-asian="normal" style:font-size-complex="5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4e8394" officeooo:paragraph-rsid="004e8394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501d2b" officeooo:paragraph-rsid="00501d2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style:font-name="Bahnschrift" fo:font-size="5pt" fo:font-weight="normal" officeooo:rsid="009afbf3" officeooo:paragraph-rsid="009afbf3" style:font-size-asian="5pt" style:font-weight-asian="normal" style:font-size-complex="5pt" style:font-weight-complex="normal"/>
    </style:style>
    <style:style style:name="P45" style:family="paragraph" style:parent-style-name="Table_20_Main_20_Content_20_Left">
      <style:paragraph-properties fo:text-align="start" style:justify-single-word="false"/>
      <style:text-properties officeooo:paragraph-rsid="00388155"/>
    </style:style>
    <style:style style:name="P46" style:family="paragraph" style:parent-style-name="Table_20_Contents">
      <style:paragraph-properties fo:text-align="start" style:justify-single-word="false"/>
      <style:text-properties style:font-name="Bahnschrift" fo:font-size="5pt" fo:font-weight="normal" style:font-size-asian="5pt" style:font-weight-asian="normal" style:font-size-complex="5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a5e67" officeooo:paragraph-rsid="00514cb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dd284" officeooo:paragraph-rsid="00514cb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439d01" officeooo:paragraph-rsid="00514cb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6d3d8" officeooo:paragraph-rsid="008ac867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6b3cf5" officeooo:paragraph-rsid="006b3cf5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bold" officeooo:rsid="005e6ba8" officeooo:paragraph-rsid="005e6ba8" style:font-size-asian="5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end" style:justify-single-word="false"/>
      <style:text-properties style:font-name="Bahnschrift" fo:font-size="5pt" fo:font-weight="normal" officeooo:rsid="00adf5b0" officeooo:paragraph-rsid="00adf5b0" style:font-size-asian="5pt" style:font-weight-asian="normal" style:font-size-complex="5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82efff" officeooo:paragraph-rsid="00514cb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5e6ba8" officeooo:paragraph-rsid="00a8f29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5e6ba8" officeooo:paragraph-rsid="005e6ba8" style:font-size-asian="5pt" style:font-weight-asian="bold" style:font-size-complex="5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Bahnschrift" fo:font-size="5pt" fo:font-weight="normal" style:font-size-asian="5pt" style:font-weight-asian="normal" style:font-size-complex="5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9da9d" officeooo:paragraph-rsid="0039da9d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font-name="Bahnschrift" fo:font-size="5pt" fo:font-weight="bold" style:font-size-asian="5pt" style:font-weight-asian="bold" style:font-size-complex="5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6d3d8" officeooo:paragraph-rsid="00417bf6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713897" officeooo:paragraph-rsid="00713897" style:font-size-asian="5pt" style:font-weight-asian="bold" style:font-size-complex="5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color="#fffaf0" loext:opacity="100%" style:font-name="Bahnschrift" fo:font-size="5pt" fo:font-weight="normal" officeooo:rsid="00af2dbc" officeooo:paragraph-rsid="00af2dbc" style:font-size-asian="5pt" style:font-weight-asian="normal" style:font-size-complex="5pt" style:font-weight-complex="normal"/>
    </style:style>
    <style:style style:name="P63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7c0cc8" officeooo:paragraph-rsid="004e8394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7c0cc8" officeooo:paragraph-rsid="00501d2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66" style:family="paragraph" style:parent-style-name="Table_20_Main_20_Content_20_Left">
      <style:paragraph-properties fo:text-align="start" style:justify-single-word="false"/>
      <style:text-properties officeooo:paragraph-rsid="003b0815"/>
    </style:style>
    <style:style style:name="P6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dd284" officeooo:paragraph-rsid="00439d0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439d01" officeooo:paragraph-rsid="00439d0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6d3d8" officeooo:paragraph-rsid="004732a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733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bd5a0b" officeooo:paragraph-rsid="00514cb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end" style:justify-single-word="false"/>
      <style:text-properties fo:color="#000000" loext:opacity="100%" style:font-name="Bahnschrift" fo:font-size="5pt" fo:font-weight="normal" style:font-size-asian="5pt" style:font-weight-asian="normal" style:font-size-complex="5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b0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b08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7334a2" officeooo:paragraph-rsid="007334a2" style:font-size-asian="5pt" style:font-weight-asian="bold" style:font-size-complex="5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officeooo:paragraph-rsid="00b6986f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" fo:font-size="5pt" fo:font-style="italic" fo:text-shadow="none" style:text-underline-style="none" fo:font-weight="bold" officeooo:rsid="00b5bfa8" officeooo:paragraph-rsid="00b5bfa8" style:font-size-asian="5pt" style:font-style-asian="italic" style:font-weight-asian="bold" style:font-size-complex="5pt" style:font-style-complex="italic" style:font-weight-complex="bold" style:text-overline-style="none" style:text-overline-color="font-color"/>
    </style:style>
    <style:style style:name="P79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09ebda2" officeooo:paragraph-rsid="009ebda2"/>
    </style:style>
    <style:style style:name="P80" style:family="paragraph" style:parent-style-name="Fram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b69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fo:font-size="6pt" style:font-size-asian="5.25pt" style:font-size-complex="6pt"/>
    </style:style>
    <style:style style:name="P83" style:family="paragraph" style:parent-style-name="Text_20_body">
      <style:text-properties officeooo:paragraph-rsid="001af2b0"/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officeooo:rsid="00a313da"/>
    </style:style>
    <style:style style:name="T3" style:family="text">
      <style:text-properties fo:color="#000000" loext:opacity="100%" officeooo:rsid="0022e2b3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5pt" fo:font-style="normal" fo:text-shadow="none" style:text-underline-style="none" fo:font-weight="normal" officeooo:rsid="009d06d3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font-name="Bahnschrift" officeooo:rsid="008adc49" style:text-blinking="false"/>
    </style:style>
    <style:style style:name="T6" style:family="text">
      <style:text-properties fo:font-variant="normal" fo:text-transform="none" style:text-blinking="false"/>
    </style:style>
    <style:style style:name="T7" style:family="text">
      <style:text-properties style:font-name="Bahnschrift"/>
    </style:style>
    <style:style style:name="T8" style:family="text">
      <style:text-properties officeooo:rsid="0098c750"/>
    </style:style>
    <style:style style:name="T9" style:family="text">
      <style:text-properties fo:font-size="5pt" officeooo:rsid="0193fe4d" style:font-size-asian="5pt" style:font-size-complex="5pt"/>
    </style:style>
    <style:style style:name="T10" style:family="text">
      <style:text-properties officeooo:rsid="004d8309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5pt" fo:font-style="normal" fo:text-shadow="none" style:text-underline-style="none" fo:font-weight="normal" officeooo:rsid="0030425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T12" style:family="text">
      <style:text-properties style:font-name="Liberation Sans" fo:font-size="5pt" officeooo:rsid="00331a70" style:font-size-asian="5pt" style:font-size-complex="5pt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officeooo:rsid="0021c815"/>
    </style:style>
    <style:style style:name="T15" style:family="text">
      <style:text-properties officeooo:rsid="004e8394"/>
    </style:style>
    <style:style style:name="T16" style:family="text">
      <style:text-properties officeooo:rsid="0091c4ed"/>
    </style:style>
    <style:style style:name="T17" style:family="text"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0425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T18" style:family="text">
      <style:text-properties style:font-name="Bahnschrift" fo:font-size="5pt" officeooo:rsid="0068bbf6" style:font-size-asian="5pt" style:font-size-complex="5pt"/>
    </style:style>
    <style:style style:name="T19" style:family="text">
      <style:text-properties officeooo:rsid="00a8f291"/>
    </style:style>
    <style:style style:name="T20" style:family="text">
      <style:text-properties officeooo:rsid="00a9179d"/>
    </style:style>
    <style:style style:name="T21" style:family="text">
      <style:text-properties officeooo:rsid="00aaa10f"/>
    </style:style>
    <style:style style:name="T22" style:family="text">
      <style:text-properties officeooo:rsid="009ebc96"/>
    </style:style>
    <style:style style:name="T23" style:family="text">
      <style:text-properties fo:color="#000000" loext:opacity="100%" style:text-outline="false" style:text-line-through-style="none" style:text-line-through-type="none" fo:font-size="5pt" fo:font-style="normal" fo:text-shadow="none" style:text-underline-style="none" fo:font-weight="normal" officeooo:rsid="0030425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T24" style:family="text">
      <style:text-properties style:font-name="Bahnschrift" fo:font-size="5pt" officeooo:rsid="007334a2" style:font-size-asian="5pt" style:font-size-complex="5pt"/>
    </style:style>
    <style:style style:name="T25" style:family="text">
      <style:text-properties fo:color="#fffaf0" loext:opacity="100%" style:font-name="Bahnschrift" fo:font-size="5pt" fo:font-weight="bold" officeooo:rsid="007334a2" style:font-size-asian="5pt" style:font-weight-asian="bold" style:font-size-complex="5pt" style:font-weight-complex="bold"/>
    </style:style>
    <style:style style:name="T26" style:family="text">
      <style:text-properties fo:font-size="6pt" officeooo:rsid="00b82e72" style:font-size-asian="6pt" style:font-size-complex="6pt"/>
    </style:style>
    <style:style style:name="T27" style:family="text">
      <style:text-properties officeooo:rsid="00b6986f"/>
    </style:style>
    <style:style style:name="T28" style:family="text">
      <style:text-properties style:font-name="Bahnschrift" fo:font-size="6pt" style:font-size-asian="6pt" style:font-size-complex="6pt"/>
    </style:style>
    <style:style style:name="T29" style:family="text">
      <style:text-properties style:font-name="Arial" fo:font-size="6pt" officeooo:rsid="017976c3" style:font-size-asian="6pt" style:font-size-complex="6pt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tahun_anggaran" text:name="py3o.o.tahun_anggaran"/>
        <text:user-field-decl office:value-type="string" office:string-value="o_tahun_anggaran_sebelumnya" text:name="py3o.o.tahun_anggaran_sebelumnya"/>
        <text:user-field-decl office:value-type="string" office:string-value="o_tahun_anggaran_next" text:name="py3o.o.tahun_anggaran_next"/>
        <text:user-field-decl office:value-type="string" office:string-value="o_name" text:name="py3o.o.name"/>
        <text:user-field-decl office:value-type="string" office:string-value="o_branch_name" text:name="py3o.o.branch_id.name"/>
        <text:user-field-decl office:value-type="string" office:string-value="o_tahun_anggaran_prev" text:name="py3o.o.tahun_anggaran_prev"/>
        <text:user-field-decl office:value-type="string" office:string-value="l_ri_thdp_rkap" text:name="py3o.l.ri_terhadap_rkap"/>
        <text:user-field-decl office:value-type="string" office:string-value="l_coa_beban_2nd" text:name="py3o.l.coa_beban_second"/>
        <text:user-field-decl office:value-type="string" office:string-value="l_unique_account_code" text:name="py3o.l.unique_account_code"/>
        <text:user-field-decl office:value-type="string" office:string-value="l_deskripsi" text:name="py3o.l.deskripsi"/>
        <text:user-field-decl office:value-type="string" office:string-value="l_ri_thdp_rkap_prev" text:name="py3o.l.ri_terhadap_rkap_prev"/>
        <text:user-field-decl office:value-type="string" office:string-value="l_kode_anggaran" text:name="py3o.l.kode_anggaran_id.kode_anggaran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column table:style-name="Table4.J"/>
              <table:table-column table:style-name="Table4.K"/>
              <table:table-row>
                <table:table-cell table:style-name="Table4.A1" table:number-rows-spanned="2" office:value-type="string">
                  <text:p text:style-name="P2"><text:span text:style-name="T2">KOD</text:span>E</text:p>
                  <text:p text:style-name="P3">ANGGARAN</text:p>
                </table:table-cell>
                <table:table-cell table:style-name="Table4.B1" table:number-rows-spanned="2" office:value-type="string">
                  <text:p text:style-name="P3">COA</text:p>
                </table:table-cell>
                <table:table-cell table:style-name="Table4.B1" table:number-rows-spanned="2" office:value-type="string">
                  <text:p text:style-name="P2">ACCOUNT NAME</text:p>
                </table:table-cell>
                <table:table-cell table:style-name="Table4.D1" table:number-columns-spanned="5" office:value-type="string">
                  <text:p text:style-name="P4">PENERIMAAN</text:p>
                </table:table-cell>
                <table:covered-table-cell/>
                <table:covered-table-cell/>
                <table:covered-table-cell/>
                <table:covered-table-cell/>
                <table:table-cell table:style-name="Table4.I1" table:number-columns-spanned="3" office:value-type="string">
                  <text:p text:style-name="P5">R<text:span text:style-name="T3">PERSENTASE</text:span></text:p>
                </table:table-cell>
                <table:covered-table-cell/>
                <table:covered-table-cell/>
              </table:table-row>
              <table:table-row table:style-name="Table4.2">
                <table:covered-table-cell table:style-name="Table4.A1"/>
                <table:covered-table-cell table:style-name="Table4.B1"/>
                <table:covered-table-cell table:style-name="Table4.B1"/>
                <table:table-cell table:style-name="Table4.D2" office:value-type="string">
                  <text:p text:style-name="P6">RKAP</text:p>
                  <text:p text:style-name="P6"><text:user-field-get text:name="py3o.o.tahun_anggaran_prev">o_tahun_anggaran_prev</text:user-field-get></text:p>
                </table:table-cell>
                <table:table-cell table:style-name="Table4.D2" office:value-type="string">
                  <text:p text:style-name="P6">RKAP</text:p>
                  <text:p text:style-name="P7"><text:user-field-get text:name="py3o.o.tahun_anggaran">o_tahun_anggaran</text:user-field-get></text:p>
                </table:table-cell>
                <table:table-cell table:style-name="Table4.D2" office:value-type="string">
                  <text:p text:style-name="P7">REALISASI</text:p>
                  <text:p text:style-name="P7"><text:user-field-get text:name="py3o.o.tahun_anggaran">o_tahun_anggaran</text:user-field-get></text:p>
                </table:table-cell>
                <table:table-cell table:style-name="Table4.D2" office:value-type="string">
                  <text:p text:style-name="P7">PROGNOSA</text:p>
                  <text:p text:style-name="P7"><text:user-field-get text:name="py3o.o.tahun_anggaran">o_tahun_anggaran</text:user-field-get></text:p>
                </table:table-cell>
                <table:table-cell table:style-name="Table4.H2" office:value-type="string">
                  <text:p text:style-name="P6">RKAP</text:p>
                  <text:p text:style-name="P6"><text:user-field-get text:name="py3o.o.tahun_anggaran_next">o_tahun_anggaran_next</text:user-field-get></text:p>
                </table:table-cell>
                <table:table-cell table:style-name="Table4.I2" office:value-type="string">
                  <text:p text:style-name="P8"><text:user-field-get text:name="py3o.o.tahun_anggaran">o_tahun_anggaran</text:user-field-get></text:p>
                </table:table-cell>
                <table:table-cell table:style-name="Table4.I2" office:value-type="string">
                  <text:p text:style-name="P9">REALISASI</text:p>
                  <text:p text:style-name="P8"><text:user-field-get text:name="py3o.o.tahun_anggaran">o_tahun_anggaran</text:user-field-get></text:p>
                </table:table-cell>
                <table:table-cell table:style-name="Table4.K2" office:value-type="string">
                  <text:p text:style-name="P10"><text:user-field-get text:name="py3o.o.tahun_anggaran_next">o_tahun_anggaran_next</text:user-field-get></text:p>
                </table:table-cell>
              </table:table-row>
              <table:table-row>
                <table:table-cell table:style-name="Table4.A3" office:value-type="string">
                  <text:p text:style-name="P11"/>
                </table:table-cell>
                <table:table-cell table:style-name="Table4.B3" office:value-type="string">
                  <text:p text:style-name="P11"/>
                </table:table-cell>
                <table:table-cell table:style-name="Table4.B3" office:value-type="string">
                  <text:p text:style-name="P12">PRODUKSI</text:p>
                </table:table-cell>
                <table:table-cell table:style-name="Table4.B3" office:value-type="string">
                  <text:p text:style-name="P13"/>
                </table:table-cell>
                <table:table-cell table:style-name="Table4.B3" office:value-type="string">
                  <text:p text:style-name="P13"/>
                </table:table-cell>
                <table:table-cell table:style-name="Table4.B3" office:value-type="string">
                  <text:p text:style-name="P13"/>
                </table:table-cell>
                <table:table-cell table:style-name="Table4.B3" office:value-type="string">
                  <text:p text:style-name="P13"/>
                </table:table-cell>
                <table:table-cell table:style-name="Table4.H3" office:value-type="string">
                  <text:p text:style-name="P1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4" office:value-type="string">
                  <text:p text:style-name="P15"/>
                </table:table-cell>
                <table:table-cell table:style-name="Table4.B4" office:value-type="string">
                  <text:p text:style-name="P15"/>
                </table:table-cell>
                <table:table-cell table:style-name="Table4.B4" office:value-type="string">
                  <text:p text:style-name="P16"><text:a xlink:type="simple" xlink:href="py3o://for=%22%22keg%20in%20o.kegiatan_line_ids%22" text:style-name="Internet_20_link" text:visited-style-name="Visited_20_Internet_20_Link"><text:span text:style-name="T4">for=""keg in o.kegiatan_line_ids"</text:span></text:a></text:p>
                </table:table-cell>
                <table:table-cell table:style-name="Table4.B4" office:value-type="string">
                  <text:p text:style-name="P17"/>
                </table:table-cell>
                <table:table-cell table:style-name="Table4.B4" office:value-type="string">
                  <text:p text:style-name="P17"/>
                </table:table-cell>
                <table:table-cell table:style-name="Table4.B4" office:value-type="string">
                  <text:p text:style-name="P17"/>
                </table:table-cell>
                <table:table-cell table:style-name="Table4.B4" office:value-type="string">
                  <text:p text:style-name="P17"/>
                </table:table-cell>
                <table:table-cell table:style-name="Table4.H4" office:value-type="string">
                  <text:p text:style-name="P17"/>
                </table:table-cell>
                <table:table-cell table:style-name="Table4.I2" office:value-type="string">
                  <text:p text:style-name="P17"/>
                </table:table-cell>
                <table:table-cell table:style-name="Table4.I2" office:value-type="string">
                  <text:p text:style-name="P17"/>
                </table:table-cell>
                <table:table-cell table:style-name="Table4.K2" office:value-type="string">
                  <text:p text:style-name="P17"/>
                </table:table-cell>
              </table:table-row>
              <table:table-row table:style-name="Table4.5">
                <table:table-cell table:style-name="Table4.A4" office:value-type="string">
                  <text:p text:style-name="P18"/>
                </table:table-cell>
                <table:table-cell table:style-name="Table4.B4" office:value-type="string">
                  <text:p text:style-name="P18"><text:text-input text:description="py3o://function=&quot;keg.account_code_id.code&quot;">keg_account_code</text:text-input></text:p>
                </table:table-cell>
                <table:table-cell table:style-name="Table4.B4" office:value-type="string">
                  <text:p text:style-name="P19"><text:text-input text:description="py3o://function=&quot;keg.kegiatan_id.name.upper()&quot;">keg_name_upper</text:text-input></text:p>
                </table:table-cell>
                <table:table-cell table:style-name="Table4.B4" office:value-type="string">
                  <text:p text:style-name="P20"><text:text-input text:description="py3o://function=&quot;'{:,.0f}'.format(keg.nominal_prev)&quot;">keg_nominal_prev</text:text-input></text:p>
                </table:table-cell>
                <table:table-cell table:style-name="Table4.B4" office:value-type="string">
                  <text:p text:style-name="P21"><text:text-input text:description="py3o://function=&quot;'{:,.0f}'.format(keg.nominal)&quot;">keg_nominal</text:text-input></text:p>
                </table:table-cell>
                <table:table-cell table:style-name="Table4.B4" office:value-type="string">
                  <text:p text:style-name="P22"><text:text-input text:description="py3o://function=&quot;'{:,.0f}'.format(keg.pemakaian_anggaran)&quot;">keg_pemakaian_anggaran</text:text-input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20"><text:text-input text:description="py3o://function=&quot;'{:,.0f}'.format(keg.nominal_next)&quot;">keg_nominal_next</text:text-input></text:p>
                </table:table-cell>
                <table:table-cell table:style-name="Table4.I2" office:value-type="string">
                  <text:p text:style-name="P24"><text:span text:style-name="T5"><text:text-input text:description="py3o://function=&quot;round(keg.ri_terhadap_rkap_prev, 2)&quot;">l_ri_terhadap_rkap_prev</text:text-input></text:span><text:span text:style-name="T6"><text:s/></text:span><text:span text:style-name="T7">%</text:span></text:p>
                </table:table-cell>
                <table:table-cell table:style-name="Table4.I2" office:value-type="string">
                  <text:p text:style-name="P24"><text:span text:style-name="T5"><text:text-input text:description="py3o://function=&quot;round(keg.ri_terhadap_rkap, 2)&quot;">l_ri_terhadap_rkap</text:text-input></text:span><text:span text:style-name="T6"><text:s/></text:span><text:span text:style-name="T7">%</text:span></text:p>
                </table:table-cell>
                <table:table-cell table:style-name="Table4.K2" office:value-type="string">
                  <text:p text:style-name="P25"><text:span text:style-name="T8"><text:text-input text:description="py3o://function=&quot;round(keg.ri_terhadap_rkap_next, 2)&quot;">l_ri_terhadap_rkap_next</text:text-input></text:span><text:span text:style-name="T8"><text:s/>%</text:span></text:p>
                </table:table-cell>
              </table:table-row>
              <table:table-row table:style-name="Table4.6">
                <table:table-cell table:style-name="Table4.A4" office:value-type="string">
                  <text:p text:style-name="P15"/>
                </table:table-cell>
                <table:table-cell table:style-name="Table4.B4" office:value-type="string">
                  <text:p text:style-name="P15"/>
                </table:table-cell>
                <table:table-cell table:style-name="Table4.B4" office:value-type="string">
                  <text:p text:style-name="P26"><text:a xlink:type="simple" xlink:href="py3o:///for" text:style-name="Internet_20_link" text:visited-style-name="Visited_20_Internet_20_Link"><text:span text:style-name="T9">/for</text:span></text:a></text:p>
                </table:table-cell>
                <table:table-cell table:style-name="Table4.B4" office:value-type="string">
                  <text:p text:style-name="P17"/>
                </table:table-cell>
                <table:table-cell table:style-name="Table4.B4" office:value-type="string">
                  <text:p text:style-name="P17"/>
                </table:table-cell>
                <table:table-cell table:style-name="Table4.B4" office:value-type="string">
                  <text:p text:style-name="P17"/>
                </table:table-cell>
                <table:table-cell table:style-name="Table4.B4" office:value-type="string">
                  <text:p text:style-name="P17"/>
                </table:table-cell>
                <table:table-cell table:style-name="Table4.H4" office:value-type="string">
                  <text:p text:style-name="P17"/>
                </table:table-cell>
                <table:table-cell table:style-name="Table4.I2" office:value-type="string">
                  <text:p text:style-name="P17"/>
                </table:table-cell>
                <table:table-cell table:style-name="Table4.I2" office:value-type="string">
                  <text:p text:style-name="P17"/>
                </table:table-cell>
                <table:table-cell table:style-name="Table4.K2" office:value-type="string">
                  <text:p text:style-name="P17"/>
                </table:table-cell>
              </table:table-row>
              <table:table-row>
                <table:table-cell table:style-name="Table4.A7" office:value-type="string">
                  <text:p text:style-name="P27">41<text:span text:style-name="T10">00</text:span></text:p>
                </table:table-cell>
                <table:table-cell table:style-name="Table4.B7" office:value-type="string">
                  <text:p text:style-name="P27"/>
                </table:table-cell>
                <table:table-cell table:style-name="Table4.B7" office:value-type="string">
                  <text:p text:style-name="P27">PENDAPATAN</text:p>
                </table:table-cell>
                <table:table-cell table:style-name="Table4.B7" office:value-type="string">
                  <text:p text:style-name="P11"/>
                </table:table-cell>
                <table:table-cell table:style-name="Table4.B7" office:value-type="string">
                  <text:p text:style-name="P11"/>
                </table:table-cell>
                <table:table-cell table:style-name="Table4.B7" office:value-type="string">
                  <text:p text:style-name="P11"/>
                </table:table-cell>
                <table:table-cell table:style-name="Table4.B7" office:value-type="string">
                  <text:p text:style-name="P11"/>
                </table:table-cell>
                <table:table-cell table:style-name="Table4.H7" office:value-type="string">
                  <text:p text:style-name="P11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4" office:value-type="string">
                  <text:p text:style-name="P28"/>
                </table:table-cell>
                <table:table-cell table:style-name="Table4.B4" office:value-type="string">
                  <text:p text:style-name="P28"/>
                </table:table-cell>
                <table:table-cell table:style-name="Table4.B4" office:value-type="string">
                  <text:p text:style-name="P29"><text:a xlink:type="simple" xlink:href="py3o://for=%22%22l%20in%20o.rkap_line_ids%22" text:style-name="Internet_20_link" text:visited-style-name="Visited_20_Internet_20_Link"><text:span text:style-name="T11">for=""l in o.rkap_line_ids"</text:span></text:a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4" office:value-type="string">
                  <text:p text:style-name="P30"/>
                </table:table-cell>
                <table:table-cell table:style-name="Table4.B4" office:value-type="string">
                  <text:p text:style-name="P30"/>
                </table:table-cell>
                <table:table-cell table:style-name="Table4.B4" office:value-type="string">
                  <text:p text:style-name="P31"><text:a xlink:type="simple" xlink:href="py3o://if=%22l.kode_anggaran_id.kode_anggaran.startswith('4')%22" text:style-name="Internet_20_link" text:visited-style-name="Visited_20_Internet_20_Link"><text:span text:style-name="T12">if="l.kode_anggaran_id.kode_anggaran.startswith('4')"</text:span></text:a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4" office:value-type="string">
                  <text:p text:style-name="P32"><text:user-field-get text:name="py3o.l.kode_anggaran_id.kode_anggaran">l_kode_anggaran</text:user-field-get></text:p>
                </table:table-cell>
                <table:table-cell table:style-name="Table4.B4" office:value-type="string">
                  <text:p text:style-name="P33"><text:text-input text:description="py3o://function=&quot;l.account_code_id.code&quot;">line_account_code</text:text-input></text:p>
                </table:table-cell>
                <table:table-cell table:style-name="Table4.B4" office:value-type="string">
                  <text:p text:style-name="P34"><text:text-input text:description="py3o://function=&quot;l.account_code_id.name&quot;">line_account_name</text:text-input></text:p>
                </table:table-cell>
                <table:table-cell table:style-name="Table4.B4" office:value-type="string">
                  <text:p text:style-name="P35"><text:text-input text:description="py3o://function=&quot;'{:,.0f}'.format(l.nominal_prev)&quot;">l_nominal_prev</text:text-input></text:p>
                </table:table-cell>
                <table:table-cell table:style-name="Table4.B4" office:value-type="string">
                  <text:p text:style-name="P36"><text:text-input text:description="py3o://function=&quot;'{:,.0f}'.format(l.nominal)&quot;">l_nominal</text:text-input></text:p>
                </table:table-cell>
                <table:table-cell table:style-name="Table4.B4" office:value-type="string">
                  <text:p text:style-name="P37"><text:text-input text:description="py3o://function=&quot;'{:,.0f}'.format(l.pemakaian_anggaran)&quot;">l_pemakaian_anggaran</text:text-input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38"><text:text-input text:description="py3o://function=&quot;'{:,.0f}'.format(l.nominal_next)&quot;">l_nominal_next</text:text-input></text:p>
                </table:table-cell>
                <table:table-cell table:style-name="Table4.I2" office:value-type="string">
                  <text:p text:style-name="P24"><text:span text:style-name="T5"><text:text-input text:description="py3o://function=&quot;round(l.ri_terhadap_rkap_prev, 2)&quot;">l_ri_terhadap_rkap_prev</text:text-input></text:span><text:span text:style-name="T6"><text:s/></text:span><text:span text:style-name="T7">%</text:span></text:p>
                </table:table-cell>
                <table:table-cell table:style-name="Table4.I2" office:value-type="string">
                  <text:p text:style-name="P24"><text:span text:style-name="T5"><text:text-input text:description="py3o://function=&quot;round(l.ri_terhadap_rkap, 2)&quot;">l_ri_terhadap_rkap</text:text-input></text:span><text:span text:style-name="T6"><text:s/></text:span><text:span text:style-name="T7">%</text:span></text:p>
                </table:table-cell>
                <table:table-cell table:style-name="Table4.K2" office:value-type="string">
                  <text:p text:style-name="P25"><text:span text:style-name="T8"><text:text-input text:description="py3o://function=&quot;round(l.ri_terhadap_rkap_next, 2)&quot;">l_ri_terhadap_rkap_next</text:text-input></text:span><text:span text:style-name="T8"><text:s/>%</text:span></text:p>
                </table:table-cell>
              </table:table-row>
              <table:table-row>
                <table:table-cell table:style-name="Table4.A4" office:value-type="string">
                  <text:p text:style-name="P30"/>
                </table:table-cell>
                <table:table-cell table:style-name="Table4.B4" office:value-type="string">
                  <text:p text:style-name="P30"/>
                </table:table-cell>
                <table:table-cell table:style-name="Table4.B4" office:value-type="string">
                  <text:p text:style-name="P39"><text:a xlink:type="simple" xlink:href="py3o:///if" text:style-name="Internet_20_link" text:visited-style-name="Visited_20_Internet_20_Link"><text:span text:style-name="T13">/if</text:span></text:a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4" office:value-type="string">
                  <text:p text:style-name="P28"/>
                </table:table-cell>
                <table:table-cell table:style-name="Table4.B4" office:value-type="string">
                  <text:p text:style-name="P28"/>
                </table:table-cell>
                <table:table-cell table:style-name="Table4.B4" office:value-type="string">
                  <text:p text:style-name="P40"><text:a xlink:type="simple" xlink:href="py3o:///for" text:style-name="Internet_20_link" text:visited-style-name="Visited_20_Internet_20_Link"><text:span text:style-name="T9">/for</text:span></text:a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 table:style-name="Table4.13">
                <table:table-cell table:style-name="Table4.A7" office:value-type="string">
                  <text:p text:style-name="P27"/>
                </table:table-cell>
                <table:table-cell table:style-name="Table4.B7" office:value-type="string">
                  <text:p text:style-name="P27"/>
                </table:table-cell>
                <table:table-cell table:style-name="Table4.B7" office:value-type="string">
                  <text:p text:style-name="P27"><text:span text:style-name="T14">TOTAL </text:span><text:span text:style-name="T15">PENDAPATAN</text:span></text:p>
                </table:table-cell>
                <table:table-cell table:style-name="Table4.B7" office:value-type="string">
                  <text:p text:style-name="P41">0</text:p>
                </table:table-cell>
                <table:table-cell table:style-name="Table4.B7" office:value-type="string">
                  <text:p text:style-name="P42"><text:text-input text:description="py3o://function=&quot;'{:,.0f}'.format(o.jumlah_pemasukan)&quot;">o_jumlah_pemasukan</text:text-input></text:p>
                </table:table-cell>
                <table:table-cell table:style-name="Table4.B7" office:value-type="string">
                  <text:p text:style-name="P43"><text:text-input text:description="py3o://function=&quot;'{:,.0f}'.format(o.pemakaian_pemasukan)&quot;">o_pemakaian_pemasukan</text:text-input></text:p>
                </table:table-cell>
                <table:table-cell table:style-name="Table4.B7" office:value-type="string">
                  <text:p text:style-name="P11"/>
                </table:table-cell>
                <table:table-cell table:style-name="Table4.H7" office:value-type="string">
                  <text:p text:style-name="P41">0</text:p>
                </table:table-cell>
                <table:table-cell table:style-name="Table4.I2" office:value-type="string">
                  <text:p text:style-name="P36"><text:span text:style-name="T16"><text:text-input text:description="py3o://function=&quot;round(o.sum_ri_thdp_rkap_income_prev, 2)&quot;">o_sum_ri_thdp_rkap_income_prev</text:text-input></text:span><text:span text:style-name="T16"><text:s/>%</text:span></text:p>
                </table:table-cell>
                <table:table-cell table:style-name="Table4.I2" office:value-type="string">
                  <text:p text:style-name="P36"><text:span text:style-name="T16"><text:text-input text:description="py3o://function=&quot;round(o.sum_ri_thdp_rkap_income, 2)&quot;">o_sum_ri_thdp_rkap_income</text:text-input></text:span><text:span text:style-name="T16"><text:s/>%</text:span></text:p>
                </table:table-cell>
                <table:table-cell table:style-name="Table4.K2" office:value-type="string">
                  <text:p text:style-name="P44">%</text:p>
                </table:table-cell>
              </table:table-row>
              <table:table-row>
                <table:table-cell table:style-name="Table4.A14" office:value-type="string">
                  <text:p text:style-name="P28"/>
                </table:table-cell>
                <table:table-cell table:style-name="Table4.B14" office:value-type="string">
                  <text:p text:style-name="P28"/>
                </table:table-cell>
                <table:table-cell table:style-name="Table4.B14" office:value-type="string">
                  <text:p text:style-name="P45"><text:a xlink:type="simple" xlink:href="py3o://for=%22%22l%20in%20o.rkap_line_ids%22" text:style-name="Internet_20_link" text:visited-style-name="Visited_20_Internet_20_Link"><text:span text:style-name="T17">for=""l in o.rkap_line_ids"</text:span></text:a></text:p>
                </table:table-cell>
                <table:table-cell table:style-name="Table4.B14" office:value-type="string">
                  <text:p text:style-name="P23"/>
                </table:table-cell>
                <table:table-cell table:style-name="Table4.B14" office:value-type="string">
                  <text:p text:style-name="P23"/>
                </table:table-cell>
                <table:table-cell table:style-name="Table4.B14" office:value-type="string">
                  <text:p text:style-name="P23"/>
                </table:table-cell>
                <table:table-cell table:style-name="Table4.B14" office:value-type="string">
                  <text:p text:style-name="P23"/>
                </table:table-cell>
                <table:table-cell table:style-name="Table4.H1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14" office:value-type="string">
                  <text:p text:style-name="P28"/>
                </table:table-cell>
                <table:table-cell table:style-name="Table4.B14" office:value-type="string">
                  <text:p text:style-name="P28"/>
                </table:table-cell>
                <table:table-cell table:style-name="Table4.B14" office:value-type="string">
                  <text:p text:style-name="P31"><text:a xlink:type="simple" xlink:href="py3o://if=%22l.kode_anggaran_id.kode_anggaran.startswith('5')%20and%20l.unique_account_code%20!=%20'null'%22" text:style-name="Internet_20_link" text:visited-style-name="Visited_20_Internet_20_Link"><text:span text:style-name="T18">if="l.kode_anggaran_id.kode_anggaran.startswith('5') and l.unique_account_code != 'null'"</text:span></text:a></text:p>
                </table:table-cell>
                <table:table-cell table:style-name="Table4.B14" office:value-type="string">
                  <text:p text:style-name="P23"/>
                </table:table-cell>
                <table:table-cell table:style-name="Table4.B14" office:value-type="string">
                  <text:p text:style-name="P23"/>
                </table:table-cell>
                <table:table-cell table:style-name="Table4.B14" office:value-type="string">
                  <text:p text:style-name="P23"/>
                </table:table-cell>
                <table:table-cell table:style-name="Table4.B14" office:value-type="string">
                  <text:p text:style-name="P23"/>
                </table:table-cell>
                <table:table-cell table:style-name="Table4.H1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14" office:value-type="string">
                  <text:p text:style-name="P32"><text:user-field-get text:name="py3o.l.kode_anggaran_id.kode_anggaran">l_kode_anggaran</text:user-field-get></text:p>
                </table:table-cell>
                <table:table-cell table:style-name="Table4.B14" office:value-type="string">
                  <text:p text:style-name="P46"><text:user-field-get text:name="py3o.l.unique_account_code">l_unique_account_code</text:user-field-get></text:p>
                </table:table-cell>
                <table:table-cell table:style-name="Table4.B14" office:value-type="string">
                  <text:p text:style-name="P47"><text:text-input text:description="py3o://function=&quot;l.account_code_id.name&quot;">line_account_name</text:text-input></text:p>
                </table:table-cell>
                <table:table-cell table:style-name="Table4.B14" office:value-type="string">
                  <text:p text:style-name="P35"><text:text-input text:description="py3o://function=&quot;'{:,.0f}'.format(l.nominal_prev)&quot;">l_nominal_prev</text:text-input></text:p>
                </table:table-cell>
                <table:table-cell table:style-name="Table4.B14" office:value-type="string">
                  <text:p text:style-name="P48"><text:text-input text:description="py3o://function=&quot;'{:,.0f}'.format(l.nominal)&quot;">l_nominal</text:text-input></text:p>
                </table:table-cell>
                <table:table-cell table:style-name="Table4.B14" office:value-type="string">
                  <text:p text:style-name="P49"><text:text-input text:description="py3o://function=&quot;'{:,.0f}'.format(l.pemakaian_anggaran)&quot;">l_pemakaian_anggaran</text:text-input></text:p>
                </table:table-cell>
                <table:table-cell table:style-name="Table4.B14" office:value-type="string">
                  <text:p text:style-name="P23"/>
                </table:table-cell>
                <table:table-cell table:style-name="Table4.H14" office:value-type="string">
                  <text:p text:style-name="P38"><text:text-input text:description="py3o://function=&quot;'{:,.0f}'.format(l.nominal_next)&quot;">l_nominal_next</text:text-input></text:p>
                </table:table-cell>
                <table:table-cell table:style-name="Table4.I2" office:value-type="string">
                  <text:p text:style-name="P24"><text:span text:style-name="T5"><text:text-input text:description="py3o://function=&quot;round(l.ri_terhadap_rkap_prev, 2)&quot;">l_ri_terhadap_rkap_prev</text:text-input></text:span><text:span text:style-name="T6"><text:s/></text:span><text:span text:style-name="T7">%</text:span></text:p>
                </table:table-cell>
                <table:table-cell table:style-name="Table4.I2" office:value-type="string">
                  <text:p text:style-name="P24"><text:span text:style-name="T5"><text:text-input text:description="py3o://function=&quot;round(l.ri_terhadap_rkap, 2)&quot;">l_ri_terhadap_rkap</text:text-input></text:span><text:span text:style-name="T6"><text:s/></text:span><text:span text:style-name="T7">%</text:span></text:p>
                </table:table-cell>
                <table:table-cell table:style-name="Table4.K2" office:value-type="string">
                  <text:p text:style-name="P50">%</text:p>
                </table:table-cell>
              </table:table-row>
              <table:table-row>
                <table:table-cell table:style-name="Table4.A17" office:value-type="string">
                  <text:p text:style-name="P51"/>
                </table:table-cell>
                <table:table-cell table:style-name="Table4.B17" office:value-type="string">
                  <text:p text:style-name="P51"/>
                </table:table-cell>
                <table:table-cell table:style-name="Table4.B17" office:value-type="string">
                  <text:p text:style-name="P52">TOTAL <text:user-field-get text:name="py3o.l.deskripsi">l_deskripsi</text:user-field-get></text:p>
                </table:table-cell>
                <table:table-cell table:style-name="Table4.B17" office:value-type="string">
                  <text:p text:style-name="P53">0</text:p>
                </table:table-cell>
                <table:table-cell table:style-name="Table4.B17" office:value-type="string">
                  <text:p text:style-name="P54"><text:text-input text:description="py3o://function=&quot;'{:,.0f}'.format(l.nominal_by_prefix)&quot;">l_nominal_by_prefix</text:text-input></text:p>
                </table:table-cell>
                <table:table-cell table:style-name="Table4.B17" office:value-type="string">
                  <text:p text:style-name="P55"><text:span text:style-name="T19"><text:text-input text:description="py3o://function=&quot;'{:,.0f}'.format(l.pemakaian_anggaran_by_prefix)&quot;">l_pemakaian_anggaran_by_prefix</text:text-input></text:span><text:s/></text:p>
                </table:table-cell>
                <table:table-cell table:style-name="Table4.B17" office:value-type="string">
                  <text:p text:style-name="P56"/>
                </table:table-cell>
                <table:table-cell table:style-name="Table4.H17" office:value-type="string">
                  <text:p text:style-name="P55"><text:span text:style-name="T20"><text:text-input text:description="py3o://function=&quot;'{:,.0f}'.format(l.nominal_next_by_prefix)&quot;">l_nominal_next_by_prefix</text:text-input></text:span><text:s/></text:p>
                </table:table-cell>
                <table:table-cell table:style-name="Table4.I2" office:value-type="string">
                  <text:p text:style-name="P36">%</text:p>
                </table:table-cell>
                <table:table-cell table:style-name="Table4.I2" office:value-type="string">
                  <text:p text:style-name="P55"><text:span text:style-name="T21"><text:text-input text:description="py3o://function=&quot;'{:,.0f}'.format(l.ri_terhadap_rkap_prefix_51)&quot;">l_ri_terhadap_rkap_prefix_51</text:text-input></text:span><text:span text:style-name="T21"><text:s/>%</text:span> </text:p>
                </table:table-cell>
                <table:table-cell table:style-name="Table4.K2" office:value-type="string">
                  <text:p text:style-name="P57">%</text:p>
                </table:table-cell>
              </table:table-row>
              <table:table-row>
                <table:table-cell table:style-name="Table4.A14" office:value-type="string">
                  <text:p text:style-name="P58"/>
                </table:table-cell>
                <table:table-cell table:style-name="Table4.B14" office:value-type="string">
                  <text:p text:style-name="P58"/>
                </table:table-cell>
                <table:table-cell table:style-name="Table4.B14" office:value-type="string">
                  <text:p text:style-name="P39"><text:a xlink:type="simple" xlink:href="py3o:///if" text:style-name="Internet_20_link" text:visited-style-name="Visited_20_Internet_20_Link"><text:span text:style-name="T13">/if</text:span></text:a></text:p>
                </table:table-cell>
                <table:table-cell table:style-name="Table4.B14" office:value-type="string">
                  <text:p text:style-name="P59"/>
                </table:table-cell>
                <table:table-cell table:style-name="Table4.B14" office:value-type="string">
                  <text:p text:style-name="P48"/>
                </table:table-cell>
                <table:table-cell table:style-name="Table4.B14" office:value-type="string">
                  <text:p text:style-name="P48"/>
                </table:table-cell>
                <table:table-cell table:style-name="Table4.B14" office:value-type="string">
                  <text:p text:style-name="P23"/>
                </table:table-cell>
                <table:table-cell table:style-name="Table4.H1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60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14" office:value-type="string">
                  <text:p text:style-name="P28"/>
                </table:table-cell>
                <table:table-cell table:style-name="Table4.B14" office:value-type="string">
                  <text:p text:style-name="P28"/>
                </table:table-cell>
                <table:table-cell table:style-name="Table4.B14" office:value-type="string">
                  <text:p text:style-name="P40"><text:a xlink:type="simple" xlink:href="py3o:///for" text:style-name="Internet_20_link" text:visited-style-name="Visited_20_Internet_20_Link"><text:span text:style-name="T9">/for</text:span></text:a></text:p>
                </table:table-cell>
                <table:table-cell table:style-name="Table4.B14" office:value-type="string">
                  <text:p text:style-name="P23"/>
                </table:table-cell>
                <table:table-cell table:style-name="Table4.B14" office:value-type="string">
                  <text:p text:style-name="P23"/>
                </table:table-cell>
                <table:table-cell table:style-name="Table4.B14" office:value-type="string">
                  <text:p text:style-name="P23"/>
                </table:table-cell>
                <table:table-cell table:style-name="Table4.B14" office:value-type="string">
                  <text:p text:style-name="P23"/>
                </table:table-cell>
                <table:table-cell table:style-name="Table4.H1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7" office:value-type="string">
                  <text:p text:style-name="P61"/>
                </table:table-cell>
                <table:table-cell table:style-name="Table4.B7" office:value-type="string">
                  <text:p text:style-name="P61"/>
                </table:table-cell>
                <table:table-cell table:style-name="Table4.B7" office:value-type="string">
                  <text:p text:style-name="P61">TOTAL BEBAN POKOK</text:p>
                </table:table-cell>
                <table:table-cell table:style-name="Table4.B7" office:value-type="string">
                  <text:p text:style-name="P62">0</text:p>
                </table:table-cell>
                <table:table-cell table:style-name="Table4.B7" office:value-type="string">
                  <text:p text:style-name="P63"><text:text-input text:description="py3o://function=&quot;'{:,.0f}'.format(o.jumlah_beban)&quot;">o_jumlah_beban</text:text-input></text:p>
                </table:table-cell>
                <table:table-cell table:style-name="Table4.B7" office:value-type="string">
                  <text:p text:style-name="P64"><text:text-input text:description="py3o://function=&quot;'{:,.0f}'.format(o.pemakaian_beban)&quot;">o_pemakaian_beban</text:text-input></text:p>
                </table:table-cell>
                <table:table-cell table:style-name="Table4.B7" office:value-type="string">
                  <text:p text:style-name="P11"/>
                </table:table-cell>
                <table:table-cell table:style-name="Table4.H7" office:value-type="string">
                  <text:p text:style-name="P63"><text:text-input text:description="py3o://function=&quot;'{:,.0f}'.format(o.jumlah_beban)&quot;">o_jumlah_beban</text:text-input></text:p>
                </table:table-cell>
                <table:table-cell table:style-name="Table4.I2" office:value-type="string">
                  <text:p text:style-name="P36"><text:span text:style-name="T22"><text:text-input text:description="py3o://function=&quot;round(o.sum_ri_thdp_rkap_expense_prev, 2)&quot;">o_sum_ri_thdp_rkap_expense_prev</text:text-input></text:span><text:span text:style-name="T16">%</text:span></text:p>
                </table:table-cell>
                <table:table-cell table:style-name="Table4.I2" office:value-type="string">
                  <text:p text:style-name="P36"><text:span text:style-name="T22"><text:text-input text:description="py3o://function=&quot;round(o.sum_ri_thdp_rkap_expense, 2)&quot;">o_sum_ri_thdp_rkap_expense</text:text-input></text:span><text:span text:style-name="T16">%</text:span></text:p>
                </table:table-cell>
                <table:table-cell table:style-name="Table4.K2" office:value-type="string">
                  <text:p text:style-name="P57">%</text:p>
                </table:table-cell>
              </table:table-row>
              <table:table-row>
                <table:table-cell table:style-name="Table4.A4" office:value-type="string">
                  <text:p text:style-name="P65"/>
                </table:table-cell>
                <table:table-cell table:style-name="Table4.B4" office:value-type="string">
                  <text:p text:style-name="P65"/>
                </table:table-cell>
                <table:table-cell table:style-name="Table4.B4" office:value-type="string">
                  <text:p text:style-name="P66"><text:a xlink:type="simple" xlink:href="py3o://for=%22%22l%20in%20o.rkap_line_ids%22" text:style-name="Internet_20_link" text:visited-style-name="Visited_20_Internet_20_Link"><text:span text:style-name="T23">for=""l in o.rkap_line_ids"</text:span></text:a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4" office:value-type="string">
                  <text:p text:style-name="P65"/>
                </table:table-cell>
                <table:table-cell table:style-name="Table4.B4" office:value-type="string">
                  <text:p text:style-name="P65"/>
                </table:table-cell>
                <table:table-cell table:style-name="Table4.B4" office:value-type="string">
                  <text:p text:style-name="P31"><text:a xlink:type="simple" xlink:href="py3o://if=%22l.kode_anggaran_id.kode_anggaran.startswith('6')%20and%20l.unique_account_code%20!=%20'null'%22" text:style-name="Internet_20_link" text:visited-style-name="Visited_20_Internet_20_Link"><text:span text:style-name="T24">if="l.kode_anggaran_id.kode_anggaran.startswith('6') and l.unique_account_code != 'null'"</text:span></text:a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 table:style-name="Table4.23">
                <table:table-cell table:style-name="Table4.A4" office:value-type="string">
                  <text:p text:style-name="P32"><text:user-field-get text:name="py3o.l.kode_anggaran_id.kode_anggaran">l_kode_anggaran</text:user-field-get></text:p>
                </table:table-cell>
                <table:table-cell table:style-name="Table4.B4" office:value-type="string">
                  <text:p text:style-name="P46"><text:user-field-get text:name="py3o.l.unique_account_code">l_unique_account_code</text:user-field-get></text:p>
                </table:table-cell>
                <table:table-cell table:style-name="Table4.B4" office:value-type="string">
                  <text:p text:style-name="P47"><text:text-input text:description="py3o://function=&quot;l.account_code_id.name&quot;">line_account_name</text:text-input></text:p>
                </table:table-cell>
                <table:table-cell table:style-name="Table4.B4" office:value-type="string">
                  <text:p text:style-name="P35"><text:text-input text:description="py3o://function=&quot;'{:,.0f}'.format(l.nominal_prev)&quot;">l_nominal_prev</text:text-input></text:p>
                </table:table-cell>
                <table:table-cell table:style-name="Table4.B4" office:value-type="string">
                  <text:p text:style-name="P67"><text:text-input text:description="py3o://function=&quot;'{:,.0f}'.format(l.nominal)&quot;">l_nominal</text:text-input></text:p>
                </table:table-cell>
                <table:table-cell table:style-name="Table4.B4" office:value-type="string">
                  <text:p text:style-name="P68"><text:text-input text:description="py3o://function=&quot;'{:,.0f}'.format(l.pemakaian_anggaran)&quot;">l_pemakaian_anggaran</text:text-input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38"><text:text-input text:description="py3o://function=&quot;'{:,.0f}'.format(l.nominal_next)&quot;">l_nominal_next</text:text-input></text:p>
                </table:table-cell>
                <table:table-cell table:style-name="Table4.I2" office:value-type="string">
                  <text:p text:style-name="P24"><text:span text:style-name="T5"><text:text-input text:description="py3o://function=&quot;round(l.ri_terhadap_rkap_prev, 2)&quot;">l_ri_terhadap_rkap_prev</text:text-input></text:span><text:span text:style-name="T6"><text:s/></text:span><text:span text:style-name="T7">%</text:span></text:p>
                </table:table-cell>
                <table:table-cell table:style-name="Table4.I2" office:value-type="string">
                  <text:p text:style-name="P24"><text:span text:style-name="T5"><text:text-input text:description="py3o://function=&quot;round(l.ri_terhadap_rkap, 2)&quot;">l_ri_terhadap_rkap</text:text-input></text:span><text:span text:style-name="T6"><text:s/></text:span><text:span text:style-name="T7">%</text:span></text:p>
                </table:table-cell>
                <table:table-cell table:style-name="Table4.K2" office:value-type="string">
                  <text:p text:style-name="P69">%</text:p>
                </table:table-cell>
              </table:table-row>
              <table:table-row>
                <table:table-cell table:style-name="Table4.A17" office:value-type="string">
                  <text:p text:style-name="P70"/>
                </table:table-cell>
                <table:table-cell table:style-name="Table4.B17" office:value-type="string">
                  <text:p text:style-name="P70"/>
                </table:table-cell>
                <table:table-cell table:style-name="Table4.B17" office:value-type="string">
                  <text:p text:style-name="P71"><text:span text:style-name="T25">TOTAL </text:span><text:span text:style-name="T25"><text:user-field-get text:name="py3o.l.deskripsi">l_deskripsi</text:user-field-get></text:span></text:p>
                </table:table-cell>
                <table:table-cell table:style-name="Table4.B17" office:value-type="string">
                  <text:p text:style-name="P41">0</text:p>
                </table:table-cell>
                <table:table-cell table:style-name="Table4.B17" office:value-type="string">
                  <text:p text:style-name="P72"><text:text-input text:description="py3o://function=&quot;'{:,.0f}'.format(l.nominal_by_prefix_six)&quot;">l_nominal_by_prefix_six</text:text-input></text:p>
                </table:table-cell>
                <table:table-cell table:style-name="Table4.B17" office:value-type="string">
                  <text:p text:style-name="P55"><text:span text:style-name="T19"><text:text-input text:description="py3o://function=&quot;'{:,.0f}'.format(l.pemakaian_anggaran_by_prefix)&quot;">l_pemakaian_anggaran_by_prefix</text:text-input></text:span><text:s/></text:p>
                </table:table-cell>
                <table:table-cell table:style-name="Table4.B17" office:value-type="string">
                  <text:p text:style-name="P11"/>
                </table:table-cell>
                <table:table-cell table:style-name="Table4.H17" office:value-type="string">
                  <text:p text:style-name="P55"><text:span text:style-name="T20"><text:text-input text:description="py3o://function=&quot;'{:,.0f}'.format(l.nominal_next_by_prefix)&quot;">l_nominal_next_by_prefix</text:text-input></text:span><text:s/></text:p>
                </table:table-cell>
                <table:table-cell table:style-name="Table4.I2" office:value-type="string">
                  <text:p text:style-name="P73">%</text:p>
                </table:table-cell>
                <table:table-cell table:style-name="Table4.I2" office:value-type="string">
                  <text:p text:style-name="P57">%</text:p>
                </table:table-cell>
                <table:table-cell table:style-name="Table4.K2" office:value-type="string">
                  <text:p text:style-name="P57">%</text:p>
                </table:table-cell>
              </table:table-row>
              <table:table-row>
                <table:table-cell table:style-name="Table4.A4" office:value-type="string">
                  <text:p text:style-name="P65"/>
                </table:table-cell>
                <table:table-cell table:style-name="Table4.B4" office:value-type="string">
                  <text:p text:style-name="P65"/>
                </table:table-cell>
                <table:table-cell table:style-name="Table4.B4" office:value-type="string">
                  <text:p text:style-name="P74"><text:a xlink:type="simple" xlink:href="py3o:///if" text:style-name="Internet_20_link" text:visited-style-name="Visited_20_Internet_20_Link"><text:span text:style-name="T13">/if</text:span></text:a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4" office:value-type="string">
                  <text:p text:style-name="P65"/>
                </table:table-cell>
                <table:table-cell table:style-name="Table4.B4" office:value-type="string">
                  <text:p text:style-name="P65"/>
                </table:table-cell>
                <table:table-cell table:style-name="Table4.B4" office:value-type="string">
                  <text:p text:style-name="P75"><text:a xlink:type="simple" xlink:href="py3o:///for" text:style-name="Internet_20_link" text:visited-style-name="Visited_20_Internet_20_Link"><text:span text:style-name="T9">/for</text:span></text:a></text:p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B4" office:value-type="string">
                  <text:p text:style-name="P23"/>
                </table:table-cell>
                <table:table-cell table:style-name="Table4.H4" office:value-type="string">
                  <text:p text:style-name="P23"/>
                </table:table-cell>
                <table:table-cell table:style-name="Table4.I2" office:value-type="string">
                  <text:p text:style-name="P14"/>
                </table:table-cell>
                <table:table-cell table:style-name="Table4.I2" office:value-type="string">
                  <text:p text:style-name="P14"/>
                </table:table-cell>
                <table:table-cell table:style-name="Table4.K2" office:value-type="string">
                  <text:p text:style-name="P14"/>
                </table:table-cell>
              </table:table-row>
              <table:table-row>
                <table:table-cell table:style-name="Table4.A7" office:value-type="string">
                  <text:p text:style-name="P65"/>
                </table:table-cell>
                <table:table-cell table:style-name="Table4.B7" office:value-type="string">
                  <text:p text:style-name="P65"/>
                </table:table-cell>
                <table:table-cell table:style-name="Table4.B7" office:value-type="string">
                  <text:p text:style-name="P76">TOTAL BEBAN ADMINISTRASI DAN UMUM</text:p>
                </table:table-cell>
                <table:table-cell table:style-name="Table4.B7" office:value-type="string">
                  <text:p text:style-name="P53">0</text:p>
                </table:table-cell>
                <table:table-cell table:style-name="Table4.B7" office:value-type="string">
                  <text:p text:style-name="P63"><text:text-input text:description="py3o://function=&quot;'{:,.0f}'.format(o.jumlah_beban)&quot;">o_jumlah_beban</text:text-input></text:p>
                </table:table-cell>
                <table:table-cell table:style-name="Table4.B7" office:value-type="string">
                  <text:p text:style-name="P64"><text:text-input text:description="py3o://function=&quot;'{:,.0f}'.format(o.pemakaian_beban)&quot;">o_pemakaian_beban</text:text-input></text:p>
                </table:table-cell>
                <table:table-cell table:style-name="Table4.B7" office:value-type="string">
                  <text:p text:style-name="P11"/>
                </table:table-cell>
                <table:table-cell table:style-name="Table4.H27" office:value-type="string">
                  <text:p text:style-name="P63"><text:text-input text:description="py3o://function=&quot;'{:,.0f}'.format(o.jumlah_beban)&quot;">o_jumlah_beban</text:text-input></text:p>
                </table:table-cell>
                <table:table-cell table:style-name="Table4.I27" office:value-type="string">
                  <text:p text:style-name="P36"><text:span text:style-name="T22"><text:text-input text:description="py3o://function=&quot;round(o.sum_ri_thdp_rkap_expense_gen_prev, 2)&quot;">o_sum_ri_thdp_rkap_expense_prev</text:text-input></text:span><text:span text:style-name="T16">%</text:span></text:p>
                </table:table-cell>
                <table:table-cell table:style-name="Table4.I27" office:value-type="string">
                  <text:p text:style-name="P36"><text:span text:style-name="T22"><text:text-input text:description="py3o://function=&quot;round(o.sum_ri_thdp_rkap_expense_gen, 2)&quot;">o_sum_ri_thdp_rkap_expense</text:text-input></text:span><text:span text:style-name="T16">%</text:span></text:p>
                </table:table-cell>
                <table:table-cell table:style-name="Table4.K27" office:value-type="string">
                  <text:p text:style-name="P57">%</text:p>
                </table:table-cell>
              </table:table-row>
              <table:table-row>
                <table:table-cell table:style-name="Table4.A28" office:value-type="string">
                  <text:p text:style-name="P65"/>
                </table:table-cell>
                <table:table-cell table:style-name="Table4.A28" office:value-type="string">
                  <text:p text:style-name="P65"/>
                </table:table-cell>
                <table:table-cell table:style-name="Table4.A28" office:value-type="string">
                  <text:p text:style-name="P76"/>
                </table:table-cell>
                <table:table-cell table:style-name="Table4.A28" office:value-type="string">
                  <text:p text:style-name="P53"/>
                </table:table-cell>
                <table:table-cell table:style-name="Table4.A28" office:value-type="string">
                  <text:p text:style-name="P63"/>
                </table:table-cell>
                <table:table-cell table:style-name="Table4.A28" office:value-type="string">
                  <text:p text:style-name="P64"/>
                </table:table-cell>
                <table:table-cell table:style-name="Table4.A28" office:value-type="string">
                  <text:p text:style-name="P11"/>
                </table:table-cell>
                <table:table-cell table:style-name="Table4.I2" office:value-type="string">
                  <text:p text:style-name="P63"/>
                </table:table-cell>
                <table:table-cell table:style-name="Table4.I2" office:value-type="string">
                  <text:p text:style-name="P36"/>
                </table:table-cell>
                <table:table-cell table:style-name="Table4.I2" office:value-type="string">
                  <text:p text:style-name="P36"/>
                </table:table-cell>
                <table:table-cell table:style-name="Table4.I2" office:value-type="string">
                  <text:p text:style-name="P57"/>
                </table:table-cell>
              </table:table-row>
              <table:table-row>
                <table:table-cell table:style-name="Table4.I2" office:value-type="string">
                  <text:p text:style-name="P65"/>
                </table:table-cell>
                <table:table-cell table:style-name="Table4.I2" office:value-type="string">
                  <text:p text:style-name="P65"/>
                </table:table-cell>
                <table:table-cell table:style-name="Table4.I2" office:value-type="string">
                  <text:p text:style-name="P76"/>
                </table:table-cell>
                <table:table-cell table:style-name="Table4.I2" office:value-type="string">
                  <text:p text:style-name="P53"/>
                </table:table-cell>
                <table:table-cell table:style-name="Table4.I2" office:value-type="string">
                  <text:p text:style-name="P63"/>
                </table:table-cell>
                <table:table-cell table:style-name="Table4.I2" office:value-type="string">
                  <text:p text:style-name="P64"/>
                </table:table-cell>
                <table:table-cell table:style-name="Table4.I2" office:value-type="string">
                  <text:p text:style-name="P11"/>
                </table:table-cell>
                <table:table-cell table:style-name="Table4.I2" office:value-type="string">
                  <text:p text:style-name="P63"/>
                </table:table-cell>
                <table:table-cell table:style-name="Table4.I2" table:number-columns-spanned="3" office:value-type="string">
                  <text:p text:style-name="P77"><text:a xlink:type="simple" xlink:href="py3o://if=%22o.state%20==%20'approved'%22" text:style-name="Internet_20_link" text:visited-style-name="Visited_20_Internet_20_Link"><text:span text:style-name="T26">if="o.state == 'approved'"</text:span></text:a></text:p>
                </table:table-cell>
                <table:covered-table-cell/>
                <table:covered-table-cell/>
              </table:table-row>
              <table:table-row>
                <table:table-cell table:style-name="Table4.I2" office:value-type="string">
                  <text:p text:style-name="P65"/>
                </table:table-cell>
                <table:table-cell table:style-name="Table4.I2" office:value-type="string">
                  <text:p text:style-name="P65"/>
                </table:table-cell>
                <table:table-cell table:style-name="Table4.I2" office:value-type="string">
                  <text:p text:style-name="P76"/>
                </table:table-cell>
                <table:table-cell table:style-name="Table4.I2" office:value-type="string">
                  <text:p text:style-name="P53"/>
                </table:table-cell>
                <table:table-cell table:style-name="Table4.I2" office:value-type="string">
                  <text:p text:style-name="P63"/>
                </table:table-cell>
                <table:table-cell table:style-name="Table4.I2" office:value-type="string">
                  <text:p text:style-name="P64"/>
                </table:table-cell>
                <table:table-cell table:style-name="Table4.I2" office:value-type="string">
                  <text:p text:style-name="P11"/>
                </table:table-cell>
                <table:table-cell table:style-name="Table4.I2" office:value-type="string">
                  <text:p text:style-name="P63"/>
                </table:table-cell>
                <table:table-cell table:style-name="Table4.I2" table:number-columns-spanned="3" office:value-type="string">
                  <text:p text:style-name="P78">RKAP ini <text:span text:style-name="T27">telah disetujui secara digital</text:span></text:p>
                </table:table-cell>
                <table:covered-table-cell/>
                <table:covered-table-cell/>
              </table:table-row>
              <table:table-row>
                <table:table-cell table:style-name="Table4.I2" office:value-type="string">
                  <text:p text:style-name="P65"/>
                </table:table-cell>
                <table:table-cell table:style-name="Table4.I2" office:value-type="string">
                  <text:p text:style-name="P65"/>
                </table:table-cell>
                <table:table-cell table:style-name="Table4.I2" office:value-type="string">
                  <text:p text:style-name="P76"/>
                </table:table-cell>
                <table:table-cell table:style-name="Table4.I2" office:value-type="string">
                  <text:p text:style-name="P53"/>
                </table:table-cell>
                <table:table-cell table:style-name="Table4.I2" office:value-type="string">
                  <text:p text:style-name="P63"/>
                </table:table-cell>
                <table:table-cell table:style-name="Table4.I2" office:value-type="string">
                  <text:p text:style-name="P64"/>
                </table:table-cell>
                <table:table-cell table:style-name="Table4.I2" office:value-type="string">
                  <text:p text:style-name="P11"/>
                </table:table-cell>
                <table:table-cell table:style-name="Table4.I2" office:value-type="string">
                  <text:p text:style-name="P63"/>
                </table:table-cell>
                <table:table-cell table:style-name="Table4.I2" table:number-columns-spanned="3" office:value-type="string">
                  <text:p text:style-name="P79"><draw:frame draw:style-name="fr1" draw:name="py3o.image(o.qr_code, 'png', width='6cm', height='3cm', isb64=True)" text:anchor-type="paragraph" svg:width="0.7902in" draw:z-index="0"><draw:text-box fo:min-height="0.2in"><text:p text:style-name="P80"/></draw:text-box></draw:frame></text:p>
                </table:table-cell>
                <table:covered-table-cell/>
                <table:covered-table-cell/>
              </table:table-row>
              <table:table-row>
                <table:table-cell table:style-name="Table4.I2" office:value-type="string">
                  <text:p text:style-name="P65"/>
                </table:table-cell>
                <table:table-cell table:style-name="Table4.I2" office:value-type="string">
                  <text:p text:style-name="P65"/>
                </table:table-cell>
                <table:table-cell table:style-name="Table4.I2" office:value-type="string">
                  <text:p text:style-name="P76"/>
                </table:table-cell>
                <table:table-cell table:style-name="Table4.I2" office:value-type="string">
                  <text:p text:style-name="P53"/>
                </table:table-cell>
                <table:table-cell table:style-name="Table4.I2" office:value-type="string">
                  <text:p text:style-name="P63"/>
                </table:table-cell>
                <table:table-cell table:style-name="Table4.I2" office:value-type="string">
                  <text:p text:style-name="P64"/>
                </table:table-cell>
                <table:table-cell table:style-name="Table4.I2" office:value-type="string">
                  <text:p text:style-name="P11"/>
                </table:table-cell>
                <table:table-cell table:style-name="Table4.I2" office:value-type="string">
                  <text:p text:style-name="P63"/>
                </table:table-cell>
                <table:table-cell table:style-name="Table4.I2" table:number-columns-spanned="3" office:value-type="string">
                  <text:p text:style-name="P81"><text:a xlink:type="simple" xlink:href="py3o:///if" text:style-name="Internet_20_link" text:visited-style-name="Visited_20_Internet_20_Link"><text:span text:style-name="T28">/if</text:span></text:a></text:p>
                </table:table-cell>
                <table:covered-table-cell/>
                <table:covered-table-cell/>
              </table:table-row>
            </table:table>
            <text:p text:style-name="P82"/>
          </table:table-cell>
        </table:table-row>
      </table:table>
      <text:p text:style-name="P83"><text:a xlink:type="simple" xlink:href="py3o:///for" text:style-name="Internet_20_link" text:visited-style-name="Visited_20_Internet_20_Link"><text:span text:style-name="T29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Bahnschrift1" svg:font-family="Bahnschrift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7.4819in" fo:margin-left="-0.4264in" table:align="left"/>
    </style:style>
    <style:style style:name="Table2.A" style:family="table-column">
      <style:table-column-properties style:column-width="2.2903in"/>
    </style:style>
    <style:style style:name="Table2.B" style:family="table-column">
      <style:table-column-properties style:column-width="3in"/>
    </style:style>
    <style:style style:name="Table2.C" style:family="table-column">
      <style:table-column-properties style:column-width="2.1917in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Table_20_Contents">
      <style:text-properties fo:font-size="4.5pt" style:font-size-asian="4.5pt" style:font-size-complex="4.5pt"/>
    </style:style>
    <style:style style:name="MP2" style:family="paragraph" style:parent-style-name="Table_20_Contents">
      <style:text-properties style:font-name="Arial" fo:font-size="7pt" fo:font-weight="bold" officeooo:rsid="00c0ff69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4.5pt" officeooo:rsid="00bf5870" officeooo:paragraph-rsid="00bf5870" style:font-size-asian="4.5pt" style:font-size-complex="4.5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7pt" fo:font-weight="bold" officeooo:rsid="00bf5870" officeooo:paragraph-rsid="00bf5870" style:font-size-asian="7pt" style:font-weight-asian="bold" style:font-size-complex="7pt" style:font-weight-complex="bold"/>
    </style:style>
    <style:style style:name="MP5" style:family="paragraph" style:parent-style-name="Header">
      <style:text-properties officeooo:paragraph-rsid="00bf5870"/>
    </style:style>
    <style:style style:name="MT1" style:family="text">
      <style:text-properties fo:font-size="4.5pt" officeooo:rsid="00bf5870" style:font-size-asian="4.5pt" style:font-size-complex="4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_branch_name" text:name="py3o.o.branch_id.name"/>
          <text:user-field-decl office:value-type="string" office:string-value="o_name" text:name="py3o.o.name"/>
        </text:user-field-decls>
        <text:p text:style-name="Header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1" text:anchor-type="char" svg:x="0.3701in" svg:y="0.0909in" svg:width="0.55in" svg:height="0.3236in" draw:z-index="2"><draw:image xlink:href="Pictures/10000001000003C5000001E5D28740F3.png" xlink:type="simple" xlink:show="embed" xlink:actuate="onLoad" draw:mime-type="image/png"/></draw:frame></text:p>
              <text:p text:style-name="MP1"><draw:frame draw:style-name="Mfr1" draw:name="Image1 Copy 1" text:anchor-type="char" svg:x="0.3571in" svg:y="0.0055in" svg:width="0.7917in" svg:height="0.4654in" draw:z-index="3"><draw:image xlink:href="Pictures/10000001000003C5000001E5D28740F3.png" xlink:type="simple" xlink:show="embed" xlink:actuate="onLoad" draw:mime-type="image/png"/></draw:frame></text:p>
              <text:p text:style-name="MP1"/>
              <text:p text:style-name="MP1"/>
              <text:p text:style-name="MP2"/>
            </table:table-cell>
            <table:table-cell table:style-name="Table2.A1" office:value-type="string">
              <text:p text:style-name="MP3"/>
              <text:p text:style-name="MP4">PT ADHI GUNA PUTERA</text:p>
              <text:p text:style-name="MP4">Rencana Kerja Anggaran Perusahaan Cabang</text:p>
              <text:p text:style-name="MP4"><text:user-field-get text:name="py3o.o.name">o_name</text:user-field-get></text:p>
              <text:p text:style-name="MP4">CABANG <text:user-field-get text:name="py3o.o.branch_id.name">o_branch_name</text:user-field-get></text:p>
            </table:table-cell>
            <table:table-cell table:style-name="Table2.A1" office:value-type="string">
              <text:p text:style-name="MP1"><draw:frame draw:style-name="Mfr1" draw:name="Image2" text:anchor-type="char" svg:x="0.7854in" svg:y="0.198in" svg:width="1.272in" svg:height="0.3189in" draw:z-index="1"><draw:image xlink:href="Pictures/100000010000010F00000044DCBE6C6C.png" xlink:type="simple" xlink:show="embed" xlink:actuate="onLoad" draw:mime-type="image/png"/></draw:frame></text:p>
            </table:table-cell>
          </table:table-row>
        </table:table>
        <text:p text:style-name="MP5"><text:a xlink:type="simple" xlink:href="py3o:///for" text:style-name="Internet_20_link" text:visited-style-name="Visited_20_Internet_20_Link"><text:span text:style-name="MT1">/for</text:span></text:a></text:p>
      </style:header>
    </style:master-page>
    <style:master-page style:name="HTML" style:page-layout-name="Mpm2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17T17:17:20.845000000</meta:creation-date>
    <dc:date>2025-05-18T19:33:28.568115000</dc:date>
    <meta:editing-duration>P1DT11H25M55S</meta:editing-duration>
    <meta:editing-cycles>130</meta:editing-cycles>
    <meta:generator>LibreOffice/25.2.1.2$MacOSX_AARCH64 LibreOffice_project/d3abf4aee5fd705e4a92bba33a32f40bc4e56f49</meta:generator>
    <meta:document-statistic meta:table-count="3" meta:image-count="3" meta:object-count="0" meta:page-count="1" meta:paragraph-count="127" meta:word-count="295" meta:character-count="2182" meta:non-whitespace-character-count="2119"/>
  </office:meta>
</office:document-meta>
</file>